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2.286cm" style:rel-column-width="1296*"/>
    </style:style>
    <style:style style:name="Tabella1.B" style:family="table-column">
      <style:table-column-properties style:column-width="3.209cm" style:rel-column-width="1819*"/>
    </style:style>
    <style:style style:name="Tabella1.C" style:family="table-column">
      <style:table-column-properties style:column-width="1.506cm" style:rel-column-width="854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0.9cm"/>
    </style:style>
    <style:style style:name="Tabella1.A3" style:family="table-cell">
      <style:table-cell-properties fo:padding="0cm" fo:border="none"/>
    </style:style>
    <style:style style:name="Tabella1.4" style:family="table-row">
      <style:table-row-properties style:row-height="1.951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font-name="Arial" fo:font-size="9pt" fo:font-style="normal" style:text-underline-style="none" fo:font-weight="bold" officeooo:rsid="001a116f" officeooo:paragraph-rsid="01040693" style:font-name-asian="SimSun" style:font-size-asian="9pt" style:font-style-asian="normal" style:font-weight-asian="bold" style:font-name-complex="Tahoma" style:font-size-complex="9pt" style:font-style-complex="normal" style:font-weight-complex="bold" style:text-scale="80%"/>
    </style:style>
    <style:style style:name="P1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040693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073c3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rsid="001a116f" officeooo:paragraph-rsid="01040693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rsid="001a116f" officeooo:paragraph-rsid="010a07e9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6" style:family="paragraph" style:parent-style-name="Standard">
      <style:text-properties fo:font-size="3pt" officeooo:paragraph-rsid="00e6379d" style:font-size-asian="2.59999990463257pt" style:font-size-complex="3pt"/>
    </style:style>
    <style:style style:name="P17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101a162" style:font-name-asian="SimSun" style:font-size-asian="6pt" style:font-weight-asian="bold" style:font-name-complex="Tahoma" style:font-size-complex="6pt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officeooo:rsid="00dc105f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officeooo:rsid="00df8c5a" style:font-size-asian="7pt" style:font-size-complex="7pt"/>
    </style:style>
    <style:style style:name="T5" style:family="text">
      <style:text-properties fo:font-size="7pt" officeooo:rsid="001a116f" style:font-size-asian="7pt" style:font-size-complex="7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officeooo:rsid="010842e5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4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17"><draw:frame draw:style-name="fr1" draw:name="image:asimage(load(record, 'partner_logo'))" text:anchor-type="as-char" svg:y="0cm" svg:width="1.9cm" style:rel-width="95%" svg:height="1.82cm" style:rel-height="scale-min" draw:z-index="1"><draw:text-box><text:p text:style-name="P1"/></draw:text-box></draw:frame></text:p>
          </table:table-cell>
          <table:table-cell table:style-name="Tabella1.A1" office:value-type="string">
            <text:p text:style-name="P11"><text:placeholder text:placeholder-type="text">&lt;load(record, 'code_partner')&gt;</text:placeholder></text:p>
          </table:table-cell>
          <table:table-cell table:style-name="Tabella1.A1" office:value-type="string">
            <text:p text:style-name="P14"><text:span text:style-name="T7">544 </text:span><text:s/><text:placeholder text:placeholder-type="text">&lt;load(record, 'code_partner')&gt;</text:placeholder></text:p>
            <text:p text:style-name="P15"><text:placeholder text:placeholder-type="text">&lt;load(record, 'lot', mode='data')&gt;</text:placeholder></text:p>
          </table:table-cell>
        </table:table-row>
        <table:table-row table:style-name="Tabella1.4">
          <table:table-cell table:style-name="Tabella1.A1" office:value-type="string">
            <text:p text:style-name="P17"><draw:frame draw:style-name="fr2" draw:name="image: barcode(load(record, 'ean13_mono'), 'ean13')" text:anchor-type="as-char" svg:width="2.004cm" style:rel-width="100%" svg:height="1cm" style:rel-height="scale-min" draw:z-index="0"><draw:text-box><text:p text:style-name="P1"/></draw:text-box></draw:frame></text:p>
          </table:table-cell>
          <table:table-cell table:style-name="Tabella1.A1" table:number-columns-spanned="2" office:value-type="string">
            <text:p text:style-name="P13"><text:placeholder text:placeholder-type="text">&lt;load(record, 'description_partner')&gt;</text:placeholder><text:line-break/><text:span text:style-name="T6"><text:placeholder text:placeholder-type="text">&lt;load(record, 'text2')&gt;</text:placeholder></text:span><text:span text:style-name="T6"><text:line-break/></text:span><text:span text:style-name="T6"><text:placeholder text:placeholder-type="text">&lt;load(record, 'text3')&gt;</text:placeholder></text:span></text:p>
            <text:p text:style-name="P12"/>
          </table:table-cell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8"><text:span text:style-name="T2">Codice: </text:span><text:placeholder text:placeholder-type="text">&lt;get_placeholder(data, 'code')&gt;</text:placeholder></text:p>
            <text:p text:style-name="P9">Quantità: <text:span text:style-name="T1"><text:placeholder text:placeholder-type="text">&lt;get_placeholder(data, 'quantity')&gt;</text:placeholder></text:span></text:p>
            <text:p text:style-name="P9"><text:span text:style-name="T4">Linea</text:span><text:span text:style-name="T3">: </text:span><text:span text:style-name="T5"><text:placeholder text:placeholder-type="text">&lt;get_placeholder(data, 'line')&gt;</text:placeholder></text:span><text:span text:style-name="T5"> periodo</text:span><text:span text:style-name="T1"> </text:span><text:span text:style-name="T1"><text:placeholder text:placeholder-type="text">&lt;get_placeholder(data, 'period')&gt;</text:placeholder></text:span></text:p>
            <text:p text:style-name="P10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7"><text:placeholder text:placeholder-type="text">&lt;/if&gt;</text:placeholder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8.8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8-01-15T17:53:22.850293397</dc:date>
    <meta:editing-duration>PT17H54M</meta:editing-duration>
    <meta:editing-cycles>255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6" meta:word-count="52" meta:character-count="615" meta:non-whitespace-character-count="576"/>
  </office:meta>
</office:document-meta>
</file>